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ZUÑIGA DELGADO, GLORIA LUZ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ZUÑIGA DELGADO, GLORIA LU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4021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5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5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4/09/2021</text:p>
          </table:table-cell>
          <table:table-cell table:style-name="Tabla2.A2" office:value-type="string">
            <text:p text:style-name="P9">882892</text:p>
          </table:table-cell>
          <table:table-cell table:style-name="Tabla2.A2" office:value-type="string">
            <text:p text:style-name="P9">21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HUACHIPATOS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22:05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